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2cm" fo:min-width="5.83cm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3.7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2.5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12.5cm"/>
    </style:style>
    <style:style style:name="gr9" style:family="graphic" style:parent-style-name="standard">
      <style:graphic-properties draw:stroke="solid" svg:stroke-width="0.106cm" draw:marker-start-width="0.359cm" draw:marker-end-width="0.359cm" draw:fill-color="#ffffff" draw:textarea-horizontal-align="justify" draw:textarea-vertical-align="middle" draw:auto-grow-height="false" fo:min-height="5.894cm" fo:min-width="5.894cm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draw:marker-start-width="0.279cm" draw:marker-end-width="0.279cm" draw:opacity="68%" draw:textarea-horizontal-align="justify" draw:textarea-vertical-align="middle" draw:auto-grow-height="false" fo:min-height="4cm" fo:min-width="5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6cm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25cm" fo:min-width="1.5cm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52cm" fo:min-width="2.302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6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75cm" fo:min-width="4cm"/>
    </style:style>
    <style:style style:name="gr21" style:family="graphic" style:parent-style-name="standard">
      <style:graphic-properties svg:stroke-color="#55308d" draw:fill-color="#b4c7dc" draw:opacity="50%" draw:opacity-name="" draw:textarea-horizontal-align="justify" draw:textarea-vertical-align="middle" draw:auto-grow-height="false" fo:min-height="5cm" fo:min-width="5.5cm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0cm" fo:min-width="3cm"/>
    </style:style>
    <style:style style:name="gr23" style:family="graphic" style:parent-style-name="standard">
      <style:graphic-properties svg:stroke-color="#729fcf" draw:textarea-horizontal-align="justify" draw:textarea-vertical-align="middle" draw:auto-grow-height="false" fo:min-height="0.75cm" fo:min-width="2.25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0cm" fo:min-width="2.5cm"/>
    </style:style>
    <style:style style:name="gr25" style:family="graphic" style:parent-style-name="standard">
      <style:graphic-properties svg:stroke-width="0.053cm" draw:marker-start-width="0.279cm" draw:marker-end-width="0.279cm" draw:opacity="68%" draw:textarea-horizontal-align="justify" draw:textarea-vertical-align="middle" draw:auto-grow-height="false" fo:min-height="3.948cm" fo:min-width="4.948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3.25cm" fo:min-width="6cm"/>
    </style:style>
    <style:style style:name="gr27" style:family="graphic" style:parent-style-name="standard">
      <style:graphic-properties svg:stroke-color="#111111" draw:fill-color="#1c1c1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opacity="68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b4c7dc" draw:opacity="50%"/>
      <style:paragraph-properties fo:text-align="center"/>
    </style:style>
    <style:style style:name="P12" style:family="paragraph">
      <loext:graphic-properties draw:fill-color="#1c1c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1.3cm" svg:height="12.8cm" svg:x="3.5cm" svg:y="4.4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2" draw:text-style-name="P1" draw:layer="measurelines" svg:x1="2.251cm" svg:y1="3.85cm" svg:x2="17.25cm" svg:y2="3.85cm">
          <text:p text:style-name="P2"><text:measure text:kind="gap"/><text:measure text:kind="value">15</text:measure><text:s/><text:measure text:kind="unit">cm</text:measure><text:measure text:kind="gap"/></text:p>
        </draw:measure>
        <draw:frame draw:style-name="gr3" draw:text-style-name="P3" draw:layer="layout" svg:width="0.502cm" svg:height="0.963cm" svg:x="7.451cm" svg:y="14.696cm">
          <draw:text-box>
            <text:p><text:measure text:kind="gap"/><text:measure text:kind="value"/><text:measure text:kind="value"/></text:p>
          </draw:text-box>
        </draw:frame>
        <draw:measure draw:style-name="gr2" draw:text-style-name="P1" draw:layer="measurelines" svg:x1="6.75cm" svg:y1="18.35cm" svg:x2="14.25cm" svg:y2="18.35cm">
          <text:p text:style-name="P4"><text:measure text:kind="gap"/><text:measure text:kind="value">7,5</text:measure><text:s/><text:measure text:kind="unit">cm</text:measure><text:measure text:kind="gap"/></text:p>
        </draw:measure>
        <draw:custom-shape draw:style-name="gr4" draw:text-style-name="P1" draw:layer="layout" svg:width="4.25cm" svg:height="2.75cm" svg:x="7cm" svg:y="17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5" draw:text-style-name="P1" draw:layer="layout" svg:width="13cm" svg:height="1cm" svg:x="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cm" svg:height="2cm" svg:x="10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2cm" svg:x="5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6cm" svg:x="5cm" svg:y="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/>
      <draw:page draw:name="page4" draw:style-name="dp1" draw:master-page-name="Padrão">
        <draw:custom-shape draw:style-name="gr9" draw:text-style-name="P5" draw:layer="layout" svg:width="6.5cm" svg:height="6.25cm" svg:x="1.7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5cm" svg:height="4.25cm" svg:x="2.2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75cm" svg:x="4.5cm" svg:y="7.25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5cm" svg:y1="7.25cm" svg:x2="7.75cm" svg:y2="5.5cm">
          <text:p/>
        </draw:line>
        <draw:line draw:style-name="gr12" draw:text-style-name="P7" draw:layer="layout" svg:x1="2.25cm" svg:y1="5.5cm" svg:x2="4.5cm" svg:y2="7.25cm">
          <text:p/>
        </draw:line>
        <draw:line draw:style-name="gr12" draw:text-style-name="P7" draw:layer="layout" svg:x1="2.25cm" svg:y1="9.75cm" svg:x2="4.5cm" svg:y2="8cm">
          <text:p/>
        </draw:line>
        <draw:line draw:style-name="gr12" draw:text-style-name="P7" draw:layer="layout" svg:x1="7.75cm" svg:y1="9.75cm" svg:x2="5.5cm" svg:y2="8cm">
          <text:p/>
        </draw:line>
        <draw:custom-shape draw:style-name="gr13" draw:text-style-name="P1" draw:layer="layout" svg:width="6.5cm" svg:height="2.75cm" svg:x="1.7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2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cm" svg:height="0.5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25cm" svg:height="0.25cm" svg:x="4.2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5cm" svg:height="0.25cm" svg:x="5.7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5cm" svg:height="0.25cm" svg:x="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4.837cm" svg:height="1.673cm" svg:x="2.25cm" svg:y="2.75cm">
          <draw:text-box>
            <text:p>Vista superior </text:p>
            <text:p>(tampa aberta) </text:p>
          </draw:text-box>
        </draw:frame>
        <draw:custom-shape draw:style-name="gr18" draw:text-style-name="P1" draw:layer="layout" svg:width="5cm" svg:height="5cm" svg:x="13.75cm" svg:y="14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" draw:layer="layout" svg:width="6.5cm" svg:height="3cm" svg:x="13cm" svg:y="19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1cm" svg:x="14cm" svg:y="2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cm" svg:height="5.25cm" svg:x="13.25cm" svg:y="14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0.25cm" svg:x="14.5cm" svg:y="14.2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016cm" svg:height="0.962cm" svg:x="14cm" svg:y="12.75cm">
          <draw:text-box>
            <text:p>Vista frontal </text:p>
          </draw:text-box>
        </draw:frame>
        <draw:custom-shape draw:style-name="gr18" draw:text-style-name="P1" draw:layer="layout" svg:width="5cm" svg:height="5cm" svg:x="2.25cm" svg:y="14.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" draw:layer="layout" svg:width="6.5cm" svg:height="3cm" svg:x="1.5cm" svg:y="19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75cm" svg:height="1cm" svg:x="8cm" svg:y="21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cm" svg:height="5.25cm" svg:x="1.75cm" svg:y="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cm" svg:height="0.25cm" svg:x="4.5cm" svg:y="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5cm" svg:height="6.25cm" svg:x="11.75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5.5cm" svg:height="4.25cm" svg:x="12.2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75cm" svg:x="14.5cm" svg:y="7.25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5.5cm" svg:y1="7.25cm" svg:x2="17.75cm" svg:y2="5.5cm">
          <text:p/>
        </draw:line>
        <draw:line draw:style-name="gr12" draw:text-style-name="P7" draw:layer="layout" svg:x1="12.25cm" svg:y1="5.5cm" svg:x2="14.5cm" svg:y2="7.25cm">
          <text:p/>
        </draw:line>
        <draw:line draw:style-name="gr12" draw:text-style-name="P7" draw:layer="layout" svg:x1="12.25cm" svg:y1="9.75cm" svg:x2="14.5cm" svg:y2="8cm">
          <text:p/>
        </draw:line>
        <draw:line draw:style-name="gr12" draw:text-style-name="P7" draw:layer="layout" svg:x1="17.75cm" svg:y1="9.75cm" svg:x2="15.5cm" svg:y2="8cm">
          <text:p/>
        </draw:line>
        <draw:custom-shape draw:style-name="gr13" draw:text-style-name="P1" draw:layer="layout" svg:width="6.5cm" svg:height="2.75cm" svg:x="11.7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2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cm" svg:height="0.5cm" svg:x="14cm" svg:y="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25cm" svg:height="0.25cm" svg:x="14.2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5cm" svg:height="0.25cm" svg:x="15.7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5cm" svg:height="0.25cm" svg:x="1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6.5cm" svg:height="3.5cm" svg:x="11.75cm" svg:y="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5.294cm" svg:height="1.673cm" svg:x="12.163cm" svg:y="2.75cm">
          <draw:text-box>
            <text:p>Vista superior </text:p>
            <text:p>(tampa fechada) </text:p>
          </draw:text-box>
        </draw:frame>
        <draw:frame draw:style-name="gr17" draw:text-style-name="P10" draw:layer="layout" svg:width="3.8cm" svg:height="1.673cm" svg:x="2.75cm" svg:y="12.5cm">
          <draw:text-box>
            <text:p>Vista lateral esquerda</text:p>
          </draw:text-box>
        </draw:frame>
        <draw:ellipse draw:style-name="gr27" draw:text-style-name="P12" draw:layer="layout" svg:width="3cm" svg:height="1.75cm" svg:x="14.76cm" svg:y="20.75cm" draw:kind="arc" draw:start-angle="6.64" draw:end-angle="170.27">
          <text:p/>
        </draw:ellips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3T19:09:17.426000000</meta:creation-date>
    <dc:date>2024-10-23T20:15:46.515000000</dc:date>
    <meta:editing-duration>PT3M57S</meta:editing-duration>
    <meta:editing-cycles>1</meta:editing-cycles>
    <meta:document-statistic meta:object-count="51"/>
    <meta:generator>LibreOffice/7.3.1.3$Windows_X86_64 LibreOffice_project/a69ca51ded25f3eefd52d7bf9a5fad8c90b87951</meta:generator>
  </office:meta>
</office:document-meta>
</file>